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text-properties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ober Zeitplan</text:p>
      <text:p text:style-name="P5">Bachelorprojekt – Kollaborative Bewertung von Kletterrouten mittels Smartphone App</text:p>
      <text:p text:style-name="Standard"/>
      <text:p text:style-name="Standard"/>
      <text:p text:style-name="P2">1. Woche (18.02-22.02.2013)</text:p>
      <text:p text:style-name="P3">Einarbeiten in das Themengebiet Plattform unabhängige Appentwicklung</text:p>
      <text:p text:style-name="P3">Einarbeiten in die Andorid API</text:p>
      <text:p text:style-name="P3">Projekt Planung (Datenbankhaltung, Pflichtenheft, Klassendiagramm)</text:p>
      <text:p text:style-name="P3">GitHub Repositorie einrichten</text:p>
      <text:p text:style-name="P3">Entwicklungsumgebung einrichten</text:p>
      <text:p text:style-name="P3">Grober GUI Entwurf</text:p>
      <text:p text:style-name="P3"/>
      <text:p text:style-name="P2">2. Woche (25.02-01.03.2013)</text:p>
      <text:p text:style-name="P3">Klassenstubs erzeugen</text:p>
      <text:p text:style-name="P3">Groben GUI Entwurf umsetzen</text:p>
      <text:p text:style-name="P3">Externe Datenbank einrichten/erstellen</text:p>
      <text:p text:style-name="P3">Methoden zur Datenbankverbindung erstellen/testen</text:p>
      <text:p text:style-name="P3"/>
      <text:p text:style-name="P2">3. Woche (04.03-08.03.2013)</text:p>
      <text:p text:style-name="P3">Benutzer Registrierung und Login erstellen</text:p>
      <text:p text:style-name="P3">Routen aus der Datenbank aktualisieren und auflisten</text:p>
      <text:p text:style-name="P3"/>
      <text:p text:style-name="P2">4. Woche (11.03-15.03.2013)</text:p>
      <text:p text:style-name="P3">Bewertung von Routen</text:p>
      <text:p text:style-name="P3">Detaillierte Routeninformationen und Statistiken anzeigen (Nicht Graphisch)</text:p>
      <text:p text:style-name="P3">Persönliche Statistiken anzeigen (Nicht Graphisch)</text:p>
      <text:p text:style-name="P3">Globale Statistiken, z.B. Top-10 Kletterer (zu diskutieren)</text:p>
      <text:p text:style-name="P3"/>
      <text:p text:style-name="P3"><text:span text:style-name="T1">5. Woche (18.03-22.03.2013)</text:span></text:p>
      <text:p text:style-name="P3">Graphische Visualisierung der Routenstatistiken (Kreisdiagramm)</text:p>
      <text:p text:style-name="P3">Graphische Visualisierung der Persönliche Statistiken</text:p>
      <text:p text:style-name="P3">Routen per Barcode einlesen</text:p>
      <text:p text:style-name="P3"/>
      <text:p text:style-name="P2">6. Woche (25.03-29.03.2013)</text:p>
      <text:p text:style-name="P3">Notifications für neue Routen anzeigen </text:p>
      <text:p text:style-name="P3">GUI überarbeiten und fertigstellen</text:p>
      <text:p text:style-name="P3">Bugs beheben, nötige Änderungen vornehmen</text:p>
      <text:p text:style-name="P3"/>
      <text:p text:style-name="P2">7. Woche (01.04-05.04.2013)</text:p>
      <text:p text:style-name="P3">Entwicklung eines <text:s/>Typo3 Plugins zur Administration</text:p>
      <text:p text:style-name="P3">Routenbewertung über Admin Plugin festlegen</text:p>
      <text:p text:style-name="P3">Benutzer Erstellen/Löschen über Admin Plugin</text:p>
      <text:p text:style-name="P3"/>
      <text:p text:style-name="P2">8. Woche (08.04-12.04.2013)</text:p>
      <text:p text:style-name="P4">Entwicklung eines Typo3 Plugins oder Frames um Routen Statistiken auch im Web anschauen zu können</text:p>
      <text:p text:style-name="P4"/>
      <text:p text:style-name="P2">9. Woche (15.04-19.04.2013)</text:p>
      <text:p text:style-name="P3">App/Typo3 Plugin ausführlich testen</text:p>
      <text:p text:style-name="P3">Bugs beheben, nötige Änderungen vornehmen</text:p>
      <text:p text:style-name="P3">Dokumentation vervollständigen</text:p>
      <text:p text:style-name="P3"/>
      <text:p text:style-name="P2">10. Woche (22.04-26.04.2013)</text:p>
      <text:p text:style-name="P3">Distribution der App</text:p>
      <text:p text:style-name="P3">Test in der Kletterhalle </text:p>
      <text:p text:style-name="P3">Einführung in die Administration der Ap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8T13:13:49.88</meta:creation-date>
    <dc:date>2013-02-21T15:28:56.21</dc:date>
    <meta:editing-duration>PT1H6M3S</meta:editing-duration>
    <meta:editing-cycles>4</meta:editing-cycles>
    <meta:generator>OpenOffice.org/3.4.1$Win32 OpenOffice.org_project/341m1$Build-9593</meta:generator>
    <meta:document-statistic meta:table-count="0" meta:image-count="0" meta:object-count="0" meta:page-count="1" meta:paragraph-count="44" meta:word-count="196" meta:character-count="1726"/>
  </office:meta>
</office:document-meta>
</file>